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20000012831D3855ED3E24AFA.png" manifest:media-type="image/png"/>
  <manifest:file-entry manifest:full-path="Pictures/10000201000000DE00000086A362E5F86794FC54.png" manifest:media-type="image/png"/>
  <manifest:file-entry manifest:full-path="Pictures/1000020100000080000000800F3254CFE33124B2.png" manifest:media-type="image/png"/>
  <manifest:file-entry manifest:full-path="Pictures/10000201000000E800000133208023BECAFC116F.png" manifest:media-type="image/png"/>
  <manifest:file-entry manifest:full-path="Pictures/10000201000000C7000000661D624A1FB5D7564D.png" manifest:media-type="image/png"/>
  <manifest:file-entry manifest:full-path="Pictures/100002010000021500000124AB4AAC3D291E8A0F.png" manifest:media-type="image/png"/>
  <manifest:file-entry manifest:full-path="Pictures/10000201000001E600000127B7C39F1564DE3AB2.png" manifest:media-type="image/png"/>
  <manifest:file-entry manifest:full-path="Pictures/10000201000001CC00000023F45E1CADE93D85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26610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Standard">
      <style:text-properties officeooo:paragraph-rsid="0052d63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52d631"/>
    </style:style>
    <style:style style:name="P10" style:family="paragraph" style:parent-style-name="Text_20_body">
      <style:text-properties officeooo:rsid="02502318" officeooo:paragraph-rsid="0048c3eb"/>
    </style:style>
    <style:style style:name="P11" style:family="paragraph" style:parent-style-name="Text_20_body">
      <style:text-properties officeooo:rsid="024d0975" officeooo:paragraph-rsid="0049bf6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Text_20_body">
      <style:text-properties officeooo:rsid="0337ddee" officeooo:paragraph-rsid="0050b435"/>
    </style:style>
    <style:style style:name="P15" style:family="paragraph" style:parent-style-name="Horizontal_20_Line">
      <style:text-properties officeooo:rsid="024b9c8f" officeooo:paragraph-rsid="0048c3eb"/>
    </style:style>
    <style:style style:name="P16" style:family="paragraph" style:parent-style-name="Horizontal_20_Line">
      <style:text-properties officeooo:paragraph-rsid="0050b435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5" style:family="paragraph" style:parent-style-name="Heading_20_2">
      <style:text-properties officeooo:paragraph-rsid="0048c3eb"/>
    </style:style>
    <style:style style:name="P26" style:family="paragraph" style:parent-style-name="Heading_20_2">
      <style:text-properties officeooo:rsid="0049bf6b" officeooo:paragraph-rsid="0049bf6b"/>
    </style:style>
    <style:style style:name="P27" style:family="paragraph" style:parent-style-name="Heading_20_2">
      <style:text-properties officeooo:paragraph-rsid="0049bf6b"/>
    </style:style>
    <style:style style:name="P28" style:family="paragraph" style:parent-style-name="Heading_20_2">
      <style:text-properties officeooo:paragraph-rsid="0050b43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61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24912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2d63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3654_4126228218" text:style-name="Index_20_Link" text:visited-style-name="Index_20_Link">Dopesheet Editor - View Menu<text:tab/>1</text:a></text:p>
          <text:p text:style-name="P18"><text:a xlink:type="simple" xlink:href="#__RefHeading___Toc456_2768355878" text:style-name="Index_20_Link" text:visited-style-name="Index_20_Link">Channels List<text:tab/>1</text:a></text:p>
          <text:p text:style-name="P18"><text:a xlink:type="simple" xlink:href="#__RefHeading___Toc686_3225492875" text:style-name="Index_20_Link" text:visited-style-name="Index_20_Link">Sidebar<text:tab/>1</text:a></text:p>
          <text:p text:style-name="P18"><text:a xlink:type="simple" xlink:href="#__RefHeading___Toc3551_563513032" text:style-name="Index_20_Link" text:visited-style-name="Index_20_Link">Set Preview Range<text:tab/>1</text:a></text:p>
          <text:p text:style-name="P18"><text:a xlink:type="simple" xlink:href="#__RefHeading___Toc3553_563513032" text:style-name="Index_20_Link" text:visited-style-name="Index_20_Link">Clear Preview Range<text:tab/>2</text:a></text:p>
          <text:p text:style-name="P18"><text:a xlink:type="simple" xlink:href="#__RefHeading___Toc3555_563513032" text:style-name="Index_20_Link" text:visited-style-name="Index_20_Link">Auto Set Preview Range<text:tab/>2</text:a></text:p>
          <text:p text:style-name="P18"><text:a xlink:type="simple" xlink:href="#__RefHeading___Toc985_3415296851" text:style-name="Index_20_Link" text:visited-style-name="Index_20_Link">Zoom In<text:tab/>2</text:a></text:p>
          <text:p text:style-name="P18"><text:a xlink:type="simple" xlink:href="#__RefHeading___Toc987_3415296851" text:style-name="Index_20_Link" text:visited-style-name="Index_20_Link">Zoom Out<text:tab/>2</text:a></text:p>
          <text:p text:style-name="P18"><text:a xlink:type="simple" xlink:href="#__RefHeading___Toc989_3415296851" text:style-name="Index_20_Link" text:visited-style-name="Index_20_Link">Zoom Border<text:tab/>2</text:a></text:p>
          <text:p text:style-name="P18"><text:a xlink:type="simple" xlink:href="#__RefHeading___Toc3557_563513032" text:style-name="Index_20_Link" text:visited-style-name="Index_20_Link">Frame All<text:tab/>2</text:a></text:p>
          <text:p text:style-name="P18"><text:a xlink:type="simple" xlink:href="#__RefHeading___Toc784_1963856669" text:style-name="Index_20_Link" text:visited-style-name="Index_20_Link">Frame Selected<text:tab/>2</text:a></text:p>
          <text:p text:style-name="P18"><text:a xlink:type="simple" xlink:href="#__RefHeading___Toc3559_563513032" text:style-name="Index_20_Link" text:visited-style-name="Index_20_Link">Go to current Frame<text:tab/>3</text:a></text:p>
          <text:p text:style-name="P18"><text:a xlink:type="simple" xlink:href="#__RefHeading___Toc2540_18642953" text:style-name="Index_20_Link" text:visited-style-name="Index_20_Link">Pie menus<text:tab/>3</text:a></text:p>
        </text:index-body>
      </text:table-of-content>
      <text:p text:style-name="P6"/>
      <text:p text:style-name="Standard"/>
      <text:p text:style-name="Standard"/>
      <text:p text:style-name="P19"/>
      <table:table table:name="Tabelle22" table:style-name="Tabelle22">
        <table:table-column table:style-name="Tabelle22.A"/>
        <table:table-row table:style-name="TableLine2109868615728">
          <table:table-cell table:style-name="Tabelle22.A1" office:value-type="string">
            <text:h text:style-name="P24" text:outline-level="1"><text:bookmark-start text:name="__RefHeading___Toc3654_4126228218"/><text:span text:style-name="T7">D</text:span><text:span text:style-name="T8">opesheet</text:span><text:span text:style-name="T11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3cm" svg:height="5.2cm" draw:z-index="0"><draw:image xlink:href="Pictures/10000201000000E800000133208023BECAFC116F.png" xlink:type="simple" xlink:show="embed" xlink:actuate="onLoad" draw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draw:frame draw:style-name="fr1" draw:name="Bild5" text:anchor-type="paragraph" svg:y="0.506cm" svg:width="3.371cm" svg:height="1.73cm" draw:z-index="6"><draw:image xlink:href="Pictures/10000201000000C7000000661D624A1FB5D7564D.png" xlink:type="simple" xlink:show="embed" xlink:actuate="onLoad" draw:mime-type="image/png"/></draw:frame><text:bookmark-start text:name="__RefHeading___Toc456_2768355878"/>Channels List<text:bookmark-end text:name="__RefHeading___Toc456_2768355878"/></text:h>
      <text:p text:style-name="P9">Shows or hides the <text:span text:style-name="T12">Channels list</text:span> at the <text:span text:style-name="T12">left</text:span> in the viewport<text:span text:style-name="T11">.</text:span></text:p>
      <text:h text:style-name="P25" text:outline-level="2"><draw:frame draw:style-name="fr2" draw:name="Bild1" text:anchor-type="paragraph" svg:x="14.94cm" svg:y="0.506cm" svg:width="3.761cm" svg:height="2.27cm" draw:z-index="1"><draw:image xlink:href="Pictures/10000201000000DE00000086A362E5F86794FC54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1">.</text:span></text:p>
      <text:p text:style-name="P8"/>
      <text:h text:style-name="P26" text:outline-level="2"><text:bookmark-start text:name="__RefHeading___Toc3551_563513032"/>Set Preview Range<text:bookmark-end text:name="__RefHeading___Toc3551_563513032"/></text:h>
      <text:p text:style-name="P12">Rectangle select an area of the timeline that gets previewed. The playback now just happens in this marked area.</text:p>
      <text:p text:style-name="P12"><draw:frame draw:style-name="fr2" draw:name="Bild3" text:anchor-type="paragraph" svg:x="9.123cm" svg:y="0.43cm" svg:width="8.23cm" svg:height="5.001cm" draw:z-index="3"><draw:image xlink:href="Pictures/100002010000021500000124AB4AAC3D291E8A0F.png" xlink:type="simple" xlink:show="embed" xlink:actuate="onLoad" draw:mime-type="image/png"/></draw:frame><draw:frame draw:style-name="fr2" draw:name="Bild2" text:anchor-type="paragraph" svg:x="0.111cm" svg:y="0.432cm" svg:width="8.23cm" svg:height="5.001cm" draw:z-index="2"><draw:image xlink:href="Pictures/10000201000001E600000127B7C39F1564DE3AB2.png" xlink:type="simple" xlink:show="embed" xlink:actuate="onLoad" draw:mime-type="image/png"/></draw:frame><text:soft-page-break/></text:p>
      <text:p text:style-name="P1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draw:frame draw:style-name="fr2" draw:name="Bild4" text:anchor-type="paragraph" svg:x="10.446cm" svg:y="0.326cm" svg:width="8.7cm" svg:height="5.009cm" draw:z-index="4"><draw:image xlink:href="Pictures/10000201000002020000012831D3855ED3E24AFA.png" xlink:type="simple" xlink:show="embed" xlink:actuate="onLoad" draw:mime-type="image/png"/></draw:frame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2"/>
      <text:p text:style-name="P12"/>
      <text:p text:style-name="P12"/>
      <text:p text:style-name="P12"/>
      <text:p text:style-name="P15"/>
      <text:h text:style-name="P25" text:outline-level="2"><text:bookmark-start text:name="__RefHeading___Toc985_3415296851"/>Zoom In<text:bookmark-end text:name="__RefHeading___Toc985_3415296851"/></text:h>
      <text:p text:style-name="P10">Zooms into the viewport. </text:p>
      <text:h text:style-name="P25" text:outline-level="2"><text:bookmark-start text:name="__RefHeading___Toc987_3415296851"/>Zoom Out<text:bookmark-end text:name="__RefHeading___Toc987_3415296851"/></text:h>
      <text:p text:style-name="P10">Zooms out of the viewport.</text:p>
      <text:h text:style-name="P25" text:outline-level="2"><text:bookmark-start text:name="__RefHeading___Toc989_3415296851"/>Zoom Border<text:bookmark-end text:name="__RefHeading___Toc989_3415296851"/></text:h>
      <text:p text:style-name="P10">Draws a rectangle and zooms then to fit the size of this rectangle.</text:p>
      <text:p text:style-name="P10">Zooming in is done with drawing the rectangle with left mouse button. Zooming out is done with drawing the rectangle with middle mouse button.</text:p>
      <text:h text:style-name="P27" text:outline-level="2"><text:bookmark-start text:name="__RefHeading___Toc3557_563513032"/><text:span text:style-name="T10">Frame</text:span> All<text:bookmark-end text:name="__RefHeading___Toc3557_563513032"/></text:h>
      <text:p text:style-name="P11">Zooms in or out in the viewport until all objects in the scene are displayed fitting in the viewport.</text:p>
      <text:h text:style-name="P25" text:outline-level="2"><text:bookmark-start text:name="__RefHeading___Toc784_1963856669"/><text:span text:style-name="T9">Frame</text:span> Selected<text:bookmark-end text:name="__RefHeading___Toc784_1963856669"/></text:h>
      <text:p text:style-name="P13">Centers the view at the currently selected keyframe(s).</text:p>
      <text:h text:style-name="P26" text:outline-level="2"><text:bookmark-start text:name="__RefHeading___Toc3559_563513032"/><text:soft-page-break/>Go to current Frame<text:bookmark-end text:name="__RefHeading___Toc3559_563513032"/></text:h>
      <text:p text:style-name="P12">Centers the view at the frame slider.</text:p>
      <text:p text:style-name="P16"/>
      <text:h text:style-name="P28" text:outline-level="2"><draw:frame draw:style-name="fr1" draw:name="Bild15" text:anchor-type="paragraph" svg:y="0.395cm" svg:width="7.789cm" svg:height="0.589cm" draw:z-index="5"><draw:image xlink:href="Pictures/10000201000001CC00000023F45E1CADE93D8567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4">Lists the available pie menus, and gives you the ability to read the hotkeys and assign own hotkeys.</text:p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61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24912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3</text:span><text:span text:style-name="MT1"> Editors - Dope Sheet</text:span><text:span text:style-name="MT3"> - V</text:span><text:span text:style-name="MT6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27M29S</meta:editing-duration>
    <meta:editing-cycles>46</meta:editing-cycles>
    <meta:generator>LibreOffice/7.0.4.2$Windows_X86_64 LibreOffice_project/dcf040e67528d9187c66b2379df5ea4407429775</meta:generator>
    <dc:date>2021-04-28T10:05:35.075000000</dc:date>
    <meta:document-statistic meta:table-count="2" meta:image-count="8" meta:object-count="0" meta:page-count="3" meta:paragraph-count="46" meta:word-count="280" meta:character-count="1497" meta:non-whitespace-character-count="1259"/>
    <meta:template xlink:type="simple" xlink:actuate="onRequest" xlink:title="standard1cm" xlink:href="../../../AppData/Roaming/LibreOffice/4/user/template/standard1cm.ott" meta:date="2016-03-29T10:37:00.996000000"/>
  </office:meta>
</office:document-meta>
</file>